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62in"/>
    </style:style>
    <style:style style:name="co2" style:family="table-column">
      <style:table-column-properties fo:break-before="auto" style:column-width="1.3146in"/>
    </style:style>
    <style:style style:name="co3" style:family="table-column">
      <style:table-column-properties fo:break-before="auto" style:column-width="1.2862in"/>
    </style:style>
    <style:style style:name="co4" style:family="table-column">
      <style:table-column-properties fo:break-before="auto" style:column-width="1.4008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1.4291in"/>
    </style:style>
    <style:style style:name="co7" style:family="table-column">
      <style:table-column-properties fo:break-before="auto" style:column-width="1.4437in"/>
    </style:style>
    <style:style style:name="co8" style:family="table-column">
      <style:table-column-properties fo:break-before="auto" style:column-width="1.5437in"/>
    </style:style>
    <style:style style:name="co9" style:family="table-column">
      <style:table-column-properties fo:break-before="auto" style:column-width="1.586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[43.955; 50.42]</text:p>
          </table:table-cell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[37.49; 43.955)</text:p>
          </table:table-cell>
          <table:table-cell table:style-name="ce2" table:number-columns-repeated="10"/>
          <table:table-cell/>
        </table:table-row>
        <table:table-row table:style-name="ro1">
          <table:table-cell table:style-name="ce2" office:value-type="string" calcext:value-type="string">
            <text:p>[31.025; 37.49)</text:p>
          </table:table-cell>
          <table:table-cell table:style-name="ce2" table:number-columns-repeated="8"/>
          <table:table-cell table:number-columns-repeated="2"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[24.56; 31.025)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/>
          <table:table-cell/>
        </table:table-row>
        <table:table-row table:style-name="ro1">
          <table:table-cell table:style-name="ce2" office:value-type="string" calcext:value-type="string">
            <text:p>[18.095; 24.56)</text:p>
          </table:table-cell>
          <table:table-cell table:style-name="ce2" table:number-columns-repeated="4"/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[11.63; 18.095)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[5.165; 11.63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[-1.3; 5.165)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[-7.765; -1.3)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3" office:value-type="string" calcext:value-type="string">
            <text:p>[-14.23; -7.765)</text:p>
          </table:table-cell>
          <table:table-cell table:style-name="ce3" table:number-columns-repeated="7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Y / X</text:p>
          </table:table-cell>
          <table:table-cell table:style-name="ce3" office:value-type="string" calcext:value-type="string">
            <text:p>[0.01311; 1.4058)</text:p>
          </table:table-cell>
          <table:table-cell table:style-name="ce3" office:value-type="string" calcext:value-type="string">
            <text:p>[1.4058; 2.79849)</text:p>
          </table:table-cell>
          <table:table-cell table:style-name="ce3" office:value-type="string" calcext:value-type="string">
            <text:p>[2.79849; 4.19118)</text:p>
          </table:table-cell>
          <table:table-cell table:style-name="ce3" office:value-type="string" calcext:value-type="string">
            <text:p>[4.19118; 5.58387)</text:p>
          </table:table-cell>
          <table:table-cell table:style-name="ce3" office:value-type="string" calcext:value-type="string">
            <text:p>[5.58387; 6.97656)</text:p>
          </table:table-cell>
          <table:table-cell table:style-name="ce3" office:value-type="string" calcext:value-type="string">
            <text:p>[6.97656; 8.36925)</text:p>
          </table:table-cell>
          <table:table-cell table:style-name="ce3" office:value-type="string" calcext:value-type="string">
            <text:p>[8.36925; 9.76194)</text:p>
          </table:table-cell>
          <table:table-cell table:style-name="ce3" office:value-type="string" calcext:value-type="string">
            <text:p>[9.76194; 11.15463)</text:p>
          </table:table-cell>
          <table:table-cell table:style-name="ce3" office:value-type="string" calcext:value-type="string">
            <text:p>[11.15463; 12.54732)</text:p>
          </table:table-cell>
          <table:table-cell table:style-name="ce3" office:value-type="string" calcext:value-type="string">
            <text:p>[12.54732; 13.94001]</text:p>
          </table:table-cell>
          <table:table-cell/>
        </table:table-row>
        <table:table-row table:style-name="ro1" table:number-rows-repeated="4">
          <table:table-cell table:style-name="Default" table:number-columns-repeated="11"/>
          <table:table-cell/>
        </table:table-row>
        <table:table-row table:style-name="ro1">
          <table:table-cell table:style-name="ce1" office:value-type="string" calcext:value-type="string">
            <text:p>Y / X</text:p>
          </table:table-cell>
          <table:table-cell table:style-name="ce1" office:value-type="float" office:value="0.70945" calcext:value-type="float">
            <text:p>0.70945</text:p>
          </table:table-cell>
          <table:table-cell table:style-name="ce1" office:value-type="float" office:value="2.10215" calcext:value-type="float">
            <text:p>2.10215</text:p>
          </table:table-cell>
          <table:table-cell table:style-name="ce1" office:value-type="float" office:value="3.49484" calcext:value-type="float">
            <text:p>3.49484</text:p>
          </table:table-cell>
          <table:table-cell table:style-name="ce1" office:value-type="float" office:value="4.88753" calcext:value-type="float">
            <text:p>4.88753</text:p>
          </table:table-cell>
          <table:table-cell table:style-name="ce1" office:value-type="float" office:value="6.28022" calcext:value-type="float">
            <text:p>6.28022</text:p>
          </table:table-cell>
          <table:table-cell table:style-name="ce1" office:value-type="float" office:value="7.67291" calcext:value-type="float">
            <text:p>7.67291</text:p>
          </table:table-cell>
          <table:table-cell table:style-name="ce1" office:value-type="float" office:value="9.06559" calcext:value-type="float">
            <text:p>9.06559</text:p>
          </table:table-cell>
          <table:table-cell table:style-name="ce1" office:value-type="float" office:value="10.45829" calcext:value-type="float">
            <text:p>10.45829</text:p>
          </table:table-cell>
          <table:table-cell table:style-name="ce1" office:value-type="float" office:value="11.85097" calcext:value-type="float">
            <text:p>11.85097</text:p>
          </table:table-cell>
          <table:table-cell table:style-name="ce1" office:value-type="float" office:value="13.24367" calcext:value-type="float">
            <text:p>13.24367</text:p>
          </table:table-cell>
          <table:table-cell table:style-name="ce1" office:value-type="string" calcext:value-type="string">
            <text:p>Сума</text:p>
          </table:table-cell>
        </table:table-row>
        <table:table-row table:style-name="ro1">
          <table:table-cell table:style-name="ce2" office:value-type="float" office:value="-10.9975" calcext:value-type="float">
            <text:p>-10.9975</text:p>
          </table:table-cell>
          <table:table-cell table:style-name="ce2" table:number-columns-repeated="7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-4.5325" calcext:value-type="float">
            <text:p>-4.5325</text:p>
          </table:table-cell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.9325" calcext:value-type="float">
            <text:p>1.932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 table:style-name="ce2" office:value-type="float" office:value="8.3975" calcext:value-type="float">
            <text:p>8.3975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14.8625" calcext:value-type="float">
            <text:p>14.8625</text:p>
          </table:table-cell>
          <table:table-cell table:style-name="ce2" table:number-columns-repeated="3"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3" calcext:value-type="float">
            <text:p>13</text:p>
          </table:table-cell>
        </table:table-row>
        <table:table-row table:style-name="ro1">
          <table:table-cell table:style-name="ce2" office:value-type="float" office:value="21.3275" calcext:value-type="float">
            <text:p>21.3275</text:p>
          </table:table-cell>
          <table:table-cell table:style-name="ce2" table:number-columns-repeated="4"/>
          <table:table-cell table:number-columns-repeated="3"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27.7925" calcext:value-type="float">
            <text:p>27.7925</text:p>
          </table:table-cell>
          <table:table-cell table:style-name="ce2" table:number-columns-repeated="8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34.2575" calcext:value-type="float">
            <text:p>34.2575</text:p>
          </table:table-cell>
          <table:table-cell table:style-name="ce2" table:number-columns-repeated="8"/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40.7225" calcext:value-type="float">
            <text:p>40.7225</text:p>
          </table:table-cell>
          <table:table-cell table:style-name="ce2" table:number-columns-repeated="10"/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47.1875" calcext:value-type="float">
            <text:p>47.1875</text:p>
          </table:table-cell>
          <table:table-cell table:style-name="ce3" table:number-columns-repeated="9"/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ума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00 / 100</text:p>
          </table:table-cell>
        </table:table-row>
        <table:table-row table:style-name="ro1" table:number-rows-repeated="3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Xi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table:style-name="ce4"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Xi * ni</text:p>
          </table:table-cell>
          <table:table-cell office:value-type="float" office:value="7.80395" calcext:value-type="float">
            <text:p>7.80395</text:p>
          </table:table-cell>
          <table:table-cell office:value-type="float" office:value="14.71505" calcext:value-type="float">
            <text:p>14.71505</text:p>
          </table:table-cell>
          <table:table-cell office:value-type="float" office:value="38.44324" calcext:value-type="float">
            <text:p>38.44324</text:p>
          </table:table-cell>
          <table:table-cell office:value-type="float" office:value="97.7506" calcext:value-type="float">
            <text:p>97.7506</text:p>
          </table:table-cell>
          <table:table-cell office:value-type="float" office:value="43.96154" calcext:value-type="float">
            <text:p>43.96154</text:p>
          </table:table-cell>
          <table:table-cell office:value-type="float" office:value="84.40201" calcext:value-type="float">
            <text:p>84.40201</text:p>
          </table:table-cell>
          <table:table-cell office:value-type="float" office:value="45.32795" calcext:value-type="float">
            <text:p>45.32795</text:p>
          </table:table-cell>
          <table:table-cell office:value-type="float" office:value="83.66632" calcext:value-type="float">
            <text:p>83.66632</text:p>
          </table:table-cell>
          <table:table-cell office:value-type="float" office:value="130.36067" calcext:value-type="float">
            <text:p>130.36067</text:p>
          </table:table-cell>
          <table:table-cell office:value-type="float" office:value="119.19303" calcext:value-type="float">
            <text:p>119.19303</text:p>
          </table:table-cell>
          <table:table-cell table:style-name="ce4" table:formula="of:=SUM([.B33:.K33])" office:value-type="float" office:value="665.62436" calcext:value-type="float">
            <text:p>665.62436</text:p>
          </table:table-cell>
        </table:table-row>
        <table:table-row table:style-name="ro1">
          <table:table-cell office:value-type="string" calcext:value-type="string">
            <text:p>Xi^2</text:p>
          </table:table-cell>
          <table:table-cell office:value-type="float" office:value="0.50332" calcext:value-type="float">
            <text:p>0.50332</text:p>
          </table:table-cell>
          <table:table-cell office:value-type="float" office:value="4.41903" calcext:value-type="float">
            <text:p>4.41903</text:p>
          </table:table-cell>
          <table:table-cell office:value-type="float" office:value="12.21391" calcext:value-type="float">
            <text:p>12.21391</text:p>
          </table:table-cell>
          <table:table-cell office:value-type="float" office:value="23.88795" calcext:value-type="float">
            <text:p>23.88795</text:p>
          </table:table-cell>
          <table:table-cell office:value-type="float" office:value="39.44116" calcext:value-type="float">
            <text:p>39.44116</text:p>
          </table:table-cell>
          <table:table-cell office:value-type="float" office:value="58.87355" calcext:value-type="float">
            <text:p>58.87355</text:p>
          </table:table-cell>
          <table:table-cell office:value-type="float" office:value="82.18492" calcext:value-type="float">
            <text:p>82.18492</text:p>
          </table:table-cell>
          <table:table-cell office:value-type="float" office:value="109.37583" calcext:value-type="float">
            <text:p>109.37583</text:p>
          </table:table-cell>
          <table:table-cell office:value-type="float" office:value="140.44549" calcext:value-type="float">
            <text:p>140.44549</text:p>
          </table:table-cell>
          <table:table-cell office:value-type="float" office:value="175.3948" calcext:value-type="float">
            <text:p>175.3948</text:p>
          </table:table-cell>
          <table:table-cell table:style-name="ce4"/>
        </table:table-row>
        <table:table-row table:style-name="ro1">
          <table:table-cell office:value-type="string" calcext:value-type="string">
            <text:p>Xi^2 * ni</text:p>
          </table:table-cell>
          <table:table-cell office:value-type="float" office:value="5.53652" calcext:value-type="float">
            <text:p>5.53652</text:p>
          </table:table-cell>
          <table:table-cell office:value-type="float" office:value="30.93321" calcext:value-type="float">
            <text:p>30.93321</text:p>
          </table:table-cell>
          <table:table-cell office:value-type="float" office:value="134.35301" calcext:value-type="float">
            <text:p>134.35301</text:p>
          </table:table-cell>
          <table:table-cell office:value-type="float" office:value="477.759" calcext:value-type="float">
            <text:p>477.759</text:p>
          </table:table-cell>
          <table:table-cell office:value-type="float" office:value="276.08812" calcext:value-type="float">
            <text:p>276.08812</text:p>
          </table:table-cell>
          <table:table-cell office:value-type="float" office:value="647.60905" calcext:value-type="float">
            <text:p>647.60905</text:p>
          </table:table-cell>
          <table:table-cell office:value-type="float" office:value="410.9246" calcext:value-type="float">
            <text:p>410.9246</text:p>
          </table:table-cell>
          <table:table-cell office:value-type="float" office:value="875.00664" calcext:value-type="float">
            <text:p>875.00664</text:p>
          </table:table-cell>
          <table:table-cell office:value-type="float" office:value="1544.90039" calcext:value-type="float">
            <text:p>1544.90039</text:p>
          </table:table-cell>
          <table:table-cell office:value-type="float" office:value="1578.5532" calcext:value-type="float">
            <text:p>1578.5532</text:p>
          </table:table-cell>
          <table:table-cell table:style-name="ce4" table:formula="of:=SUM([.B35:.K35])" office:value-type="float" office:value="5981.66374" calcext:value-type="float">
            <text:p>5981.66374</text:p>
          </table:table-cell>
        </table:table-row>
        <table:table-row table:style-name="ro1" table:number-rows-repeated="4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Yi</text:p>
          </table:table-cell>
          <table:table-cell office:value-type="float" office:value="-10.9975" calcext:value-type="float">
            <text:p>-10.9975</text:p>
          </table:table-cell>
          <table:table-cell office:value-type="float" office:value="-4.5325" calcext:value-type="float">
            <text:p>-4.5325</text:p>
          </table:table-cell>
          <table:table-cell office:value-type="float" office:value="1.9325" calcext:value-type="float">
            <text:p>1.9325</text:p>
          </table:table-cell>
          <table:table-cell office:value-type="float" office:value="8.3975" calcext:value-type="float">
            <text:p>8.3975</text:p>
          </table:table-cell>
          <table:table-cell office:value-type="float" office:value="14.8625" calcext:value-type="float">
            <text:p>14.8625</text:p>
          </table:table-cell>
          <table:table-cell office:value-type="float" office:value="21.3275" calcext:value-type="float">
            <text:p>21.3275</text:p>
          </table:table-cell>
          <table:table-cell office:value-type="float" office:value="27.7925" calcext:value-type="float">
            <text:p>27.7925</text:p>
          </table:table-cell>
          <table:table-cell office:value-type="float" office:value="34.2575" calcext:value-type="float">
            <text:p>34.2575</text:p>
          </table:table-cell>
          <table:table-cell office:value-type="float" office:value="40.7225" calcext:value-type="float">
            <text:p>40.7225</text:p>
          </table:table-cell>
          <table:table-cell office:value-type="float" office:value="47.1875" calcext:value-type="float">
            <text:p>47.1875</text:p>
          </table:table-cell>
          <table:table-cell table:style-name="ce4" office:value-type="string" calcext:value-type="string">
            <text:p>Сума</text:p>
          </table:table-cell>
        </table:table-row>
        <table:table-row table:style-name="ro1"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table:formula="of:=SUM([.B41:.K41]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Yi * ni</text:p>
          </table:table-cell>
          <table:table-cell office:value-type="float" office:value="-10.9975" calcext:value-type="float">
            <text:p>-10.9975</text:p>
          </table:table-cell>
          <table:table-cell office:value-type="float" office:value="-22.6625" calcext:value-type="float">
            <text:p>-22.6625</text:p>
          </table:table-cell>
          <table:table-cell office:value-type="float" office:value="77.3" calcext:value-type="float">
            <text:p>77.3</text:p>
          </table:table-cell>
          <table:table-cell office:value-type="float" office:value="251.925" calcext:value-type="float">
            <text:p>251.925</text:p>
          </table:table-cell>
          <table:table-cell office:value-type="float" office:value="193.2125" calcext:value-type="float">
            <text:p>193.2125</text:p>
          </table:table-cell>
          <table:table-cell office:value-type="float" office:value="149.2925" calcext:value-type="float">
            <text:p>149.2925</text:p>
          </table:table-cell>
          <table:table-cell office:value-type="float" office:value="27.7925" calcext:value-type="float">
            <text:p>27.7925</text:p>
          </table:table-cell>
          <table:table-cell office:value-type="float" office:value="68.515" calcext:value-type="float">
            <text:p>68.515</text:p>
          </table:table-cell>
          <table:table-cell office:value-type="float" office:value="0" calcext:value-type="float">
            <text:p>0</text:p>
          </table:table-cell>
          <table:table-cell office:value-type="float" office:value="47.1875" calcext:value-type="float">
            <text:p>47.1875</text:p>
          </table:table-cell>
          <table:table-cell table:style-name="ce4" table:formula="of:=SUM([.B42:.K42])" office:value-type="float" office:value="781.565" calcext:value-type="float">
            <text:p>781.565</text:p>
          </table:table-cell>
        </table:table-row>
        <table:table-row table:style-name="ro1">
          <table:table-cell office:value-type="string" calcext:value-type="string">
            <text:p>Yi^2</text:p>
          </table:table-cell>
          <table:table-cell office:value-type="float" office:value="120.94501" calcext:value-type="float">
            <text:p>120.94501</text:p>
          </table:table-cell>
          <table:table-cell office:value-type="float" office:value="20.54356" calcext:value-type="float">
            <text:p>20.54356</text:p>
          </table:table-cell>
          <table:table-cell office:value-type="float" office:value="3.73456" calcext:value-type="float">
            <text:p>3.73456</text:p>
          </table:table-cell>
          <table:table-cell office:value-type="float" office:value="70.51801" calcext:value-type="float">
            <text:p>70.51801</text:p>
          </table:table-cell>
          <table:table-cell office:value-type="float" office:value="220.89391" calcext:value-type="float">
            <text:p>220.89391</text:p>
          </table:table-cell>
          <table:table-cell office:value-type="float" office:value="454.86226" calcext:value-type="float">
            <text:p>454.86226</text:p>
          </table:table-cell>
          <table:table-cell office:value-type="float" office:value="772.42306" calcext:value-type="float">
            <text:p>772.42306</text:p>
          </table:table-cell>
          <table:table-cell office:value-type="float" office:value="1173.57631" calcext:value-type="float">
            <text:p>1173.57631</text:p>
          </table:table-cell>
          <table:table-cell office:value-type="float" office:value="1658.32201" calcext:value-type="float">
            <text:p>1658.32201</text:p>
          </table:table-cell>
          <table:table-cell office:value-type="float" office:value="2226.66016" calcext:value-type="float">
            <text:p>2226.66016</text:p>
          </table:table-cell>
          <table:table-cell table:style-name="ce4"/>
        </table:table-row>
        <table:table-row table:style-name="ro1">
          <table:table-cell office:value-type="string" calcext:value-type="string">
            <text:p>Yi^2 * ni</text:p>
          </table:table-cell>
          <table:table-cell office:value-type="float" office:value="120.94501" calcext:value-type="float">
            <text:p>120.94501</text:p>
          </table:table-cell>
          <table:table-cell office:value-type="float" office:value="102.7178" calcext:value-type="float">
            <text:p>102.7178</text:p>
          </table:table-cell>
          <table:table-cell office:value-type="float" office:value="149.3824" calcext:value-type="float">
            <text:p>149.3824</text:p>
          </table:table-cell>
          <table:table-cell office:value-type="float" office:value="2115.5403" calcext:value-type="float">
            <text:p>2115.5403</text:p>
          </table:table-cell>
          <table:table-cell office:value-type="float" office:value="2871.62083" calcext:value-type="float">
            <text:p>2871.62083</text:p>
          </table:table-cell>
          <table:table-cell office:value-type="float" office:value="3184.03582" calcext:value-type="float">
            <text:p>3184.03582</text:p>
          </table:table-cell>
          <table:table-cell office:value-type="float" office:value="772.42306" calcext:value-type="float">
            <text:p>772.42306</text:p>
          </table:table-cell>
          <table:table-cell office:value-type="float" office:value="2347.15262" calcext:value-type="float">
            <text:p>2347.15262</text:p>
          </table:table-cell>
          <table:table-cell office:value-type="float" office:value="0" calcext:value-type="float">
            <text:p>0</text:p>
          </table:table-cell>
          <table:table-cell office:value-type="float" office:value="2226.66016" calcext:value-type="float">
            <text:p>2226.66016</text:p>
          </table:table-cell>
          <table:table-cell table:style-name="ce4" table:formula="of:=SUM([.B44:.K44])" office:value-type="float" office:value="13890.478" calcext:value-type="float">
            <text:p>13890.478</text:p>
          </table:table-cell>
        </table:table-row>
        <table:table-row table:style-name="ro1" table:number-rows-repeated="7">
          <table:table-cell table:style-name="Default" table:number-columns-repeated="11"/>
          <table:table-cell/>
        </table:table-row>
        <table:table-row table:style-name="ro1">
          <table:table-cell office:value-type="string" calcext:value-type="string">
            <text:p>Y / X</text:p>
          </table:table-cell>
          <table:table-cell office:value-type="float" office:value="0.70945" calcext:value-type="float">
            <text:p>0.70945</text:p>
          </table:table-cell>
          <table:table-cell office:value-type="float" office:value="2.10215" calcext:value-type="float">
            <text:p>2.10215</text:p>
          </table:table-cell>
          <table:table-cell office:value-type="float" office:value="3.49484" calcext:value-type="float">
            <text:p>3.49484</text:p>
          </table:table-cell>
          <table:table-cell office:value-type="float" office:value="4.88753" calcext:value-type="float">
            <text:p>4.88753</text:p>
          </table:table-cell>
          <table:table-cell office:value-type="float" office:value="6.28022" calcext:value-type="float">
            <text:p>6.28022</text:p>
          </table:table-cell>
          <table:table-cell office:value-type="float" office:value="7.67291" calcext:value-type="float">
            <text:p>7.67291</text:p>
          </table:table-cell>
          <table:table-cell office:value-type="float" office:value="9.06559" calcext:value-type="float">
            <text:p>9.06559</text:p>
          </table:table-cell>
          <table:table-cell office:value-type="float" office:value="10.45829" calcext:value-type="float">
            <text:p>10.45829</text:p>
          </table:table-cell>
          <table:table-cell office:value-type="float" office:value="11.85097" calcext:value-type="float">
            <text:p>11.85097</text:p>
          </table:table-cell>
          <table:table-cell office:value-type="float" office:value="13.24367" calcext:value-type="float">
            <text:p>13.24367</text:p>
          </table:table-cell>
          <table:table-cell table:style-name="ce4" office:value-type="string" calcext:value-type="string">
            <text:p>XY</text:p>
          </table:table-cell>
        </table:table-row>
        <table:table-row table:style-name="ro1">
          <table:table-cell office:value-type="float" office:value="-10.9975" calcext:value-type="float">
            <text:p>-10.9975</text:p>
          </table:table-cell>
          <table:table-cell table:number-columns-repeated="7"/>
          <table:table-cell office:value-type="float" office:value="-115.01504" calcext:value-type="float">
            <text:p>-115.01504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float" office:value="-4.5325" calcext:value-type="float">
            <text:p>-4.5325</text:p>
          </table:table-cell>
          <table:table-cell table:number-columns-repeated="2"/>
          <table:table-cell office:value-type="float" office:value="-15.84036" calcext:value-type="float">
            <text:p>-15.84036</text:p>
          </table:table-cell>
          <table:table-cell office:value-type="float" office:value="-44.30546" calcext:value-type="float">
            <text:p>-44.30546</text:p>
          </table:table-cell>
          <table:table-cell office:value-type="float" office:value="-28.4651" calcext:value-type="float">
            <text:p>-28.4651</text:p>
          </table:table-cell>
          <table:table-cell table:number-columns-repeated="4"/>
          <table:table-cell office:value-type="float" office:value="-60.02693" calcext:value-type="float">
            <text:p>-60.02693</text:p>
          </table:table-cell>
          <table:table-cell table:style-name="ce4"/>
        </table:table-row>
        <table:table-row table:style-name="ro1">
          <table:table-cell office:value-type="float" office:value="1.9325" calcext:value-type="float">
            <text:p>1.9325</text:p>
          </table:table-cell>
          <table:table-cell office:value-type="float" office:value="15.08113" calcext:value-type="float">
            <text:p>15.08113</text:p>
          </table:table-cell>
          <table:table-cell office:value-type="float" office:value="24.37443" calcext:value-type="float">
            <text:p>24.37443</text:p>
          </table:table-cell>
          <table:table-cell office:value-type="float" office:value="27.01511" calcext:value-type="float">
            <text:p>27.01511</text:p>
          </table:table-cell>
          <table:table-cell office:value-type="float" office:value="66.11606" calcext:value-type="float">
            <text:p>66.11606</text:p>
          </table:table-cell>
          <table:table-cell office:value-type="float" office:value="24.27305" calcext:value-type="float">
            <text:p>24.27305</text:p>
          </table:table-cell>
          <table:table-cell office:value-type="float" office:value="44.4837" calcext:value-type="float">
            <text:p>44.4837</text:p>
          </table:table-cell>
          <table:table-cell/>
          <table:table-cell office:value-type="float" office:value="60.63194" calcext:value-type="float">
            <text:p>60.63194</text:p>
          </table:table-cell>
          <table:table-cell office:value-type="float" office:value="45.804" calcext:value-type="float">
            <text:p>45.804</text:p>
          </table:table-cell>
          <table:table-cell office:value-type="float" office:value="51.18678" calcext:value-type="float">
            <text:p>51.18678</text:p>
          </table:table-cell>
          <table:table-cell table:style-name="ce4"/>
        </table:table-row>
        <table:table-row table:style-name="ro1">
          <table:table-cell office:value-type="float" office:value="8.3975" calcext:value-type="float">
            <text:p>8.3975</text:p>
          </table:table-cell>
          <table:table-cell/>
          <table:table-cell office:value-type="float" office:value="17.6528" calcext:value-type="float">
            <text:p>17.6528</text:p>
          </table:table-cell>
          <table:table-cell office:value-type="float" office:value="176.08751" calcext:value-type="float">
            <text:p>176.08751</text:p>
          </table:table-cell>
          <table:table-cell office:value-type="float" office:value="328.34427" calcext:value-type="float">
            <text:p>328.34427</text:p>
          </table:table-cell>
          <table:table-cell office:value-type="float" office:value="105.47629" calcext:value-type="float">
            <text:p>105.47629</text:p>
          </table:table-cell>
          <table:table-cell office:value-type="float" office:value="322.16631" calcext:value-type="float">
            <text:p>322.16631</text:p>
          </table:table-cell>
          <table:table-cell office:value-type="float" office:value="304.51317" calcext:value-type="float">
            <text:p>304.51317</text:p>
          </table:table-cell>
          <table:table-cell/>
          <table:table-cell office:value-type="float" office:value="298.55556" calcext:value-type="float">
            <text:p>298.55556</text:p>
          </table:table-cell>
          <table:table-cell office:value-type="float" office:value="111.21372" calcext:value-type="float">
            <text:p>111.21372</text:p>
          </table:table-cell>
          <table:table-cell table:style-name="ce4"/>
        </table:table-row>
        <table:table-row table:style-name="ro1">
          <table:table-cell office:value-type="float" office:value="14.8625" calcext:value-type="float">
            <text:p>14.8625</text:p>
          </table:table-cell>
          <table:table-cell table:number-columns-repeated="3"/>
          <table:table-cell office:value-type="float" office:value="217.92274" calcext:value-type="float">
            <text:p>217.92274</text:p>
          </table:table-cell>
          <table:table-cell office:value-type="float" office:value="93.33977" calcext:value-type="float">
            <text:p>93.33977</text:p>
          </table:table-cell>
          <table:table-cell office:value-type="float" office:value="228.07725" calcext:value-type="float">
            <text:p>228.07725</text:p>
          </table:table-cell>
          <table:table-cell/>
          <table:table-cell office:value-type="float" office:value="621.74534" calcext:value-type="float">
            <text:p>621.74534</text:p>
          </table:table-cell>
          <table:table-cell office:value-type="float" office:value="352.27008" calcext:value-type="float">
            <text:p>352.27008</text:p>
          </table:table-cell>
          <table:table-cell office:value-type="float" office:value="196.83405" calcext:value-type="float">
            <text:p>196.83405</text:p>
          </table:table-cell>
          <table:table-cell table:style-name="ce4"/>
        </table:table-row>
        <table:table-row table:style-name="ro1">
          <table:table-cell office:value-type="float" office:value="21.3275" calcext:value-type="float">
            <text:p>21.3275</text:p>
          </table:table-cell>
          <table:table-cell table:number-columns-repeated="4"/>
          <table:table-cell office:value-type="float" office:value="133.94139" calcext:value-type="float">
            <text:p>133.94139</text:p>
          </table:table-cell>
          <table:table-cell office:value-type="float" office:value="163.64399" calcext:value-type="float">
            <text:p>163.64399</text:p>
          </table:table-cell>
          <table:table-cell office:value-type="float" office:value="193.34637" calcext:value-type="float">
            <text:p>193.34637</text:p>
          </table:table-cell>
          <table:table-cell/>
          <table:table-cell office:value-type="float" office:value="505.50313" calcext:value-type="float">
            <text:p>505.50313</text:p>
          </table:table-cell>
          <table:table-cell office:value-type="float" office:value="564.90874" calcext:value-type="float">
            <text:p>564.90874</text:p>
          </table:table-cell>
          <table:table-cell table:style-name="ce4"/>
        </table:table-row>
        <table:table-row table:style-name="ro1">
          <table:table-cell office:value-type="float" office:value="27.7925" calcext:value-type="float">
            <text:p>27.7925</text:p>
          </table:table-cell>
          <table:table-cell table:number-columns-repeated="8"/>
          <table:table-cell office:value-type="float" office:value="329.36808" calcext:value-type="float">
            <text:p>329.36808</text:p>
          </table:table-cell>
          <table:table-cell/>
          <table:table-cell table:style-name="ce4"/>
        </table:table-row>
        <table:table-row table:style-name="ro1">
          <table:table-cell office:value-type="float" office:value="34.2575" calcext:value-type="float">
            <text:p>34.2575</text:p>
          </table:table-cell>
          <table:table-cell table:number-columns-repeated="8"/>
          <table:table-cell office:value-type="float" office:value="405.9846" calcext:value-type="float">
            <text:p>405.9846</text:p>
          </table:table-cell>
          <table:table-cell office:value-type="float" office:value="453.69503" calcext:value-type="float">
            <text:p>453.69503</text:p>
          </table:table-cell>
          <table:table-cell table:style-name="ce4"/>
        </table:table-row>
        <table:table-row table:style-name="ro1">
          <table:table-cell office:value-type="float" office:value="40.7225" calcext:value-type="float">
            <text:p>40.7225</text:p>
          </table:table-cell>
          <table:table-cell table:number-columns-repeated="10"/>
          <table:table-cell table:style-name="ce4"/>
        </table:table-row>
        <table:table-row table:style-name="ro1">
          <table:table-cell office:value-type="float" office:value="47.1875" calcext:value-type="float">
            <text:p>47.1875</text:p>
          </table:table-cell>
          <table:table-cell table:number-columns-repeated="9"/>
          <table:table-cell office:value-type="float" office:value="624.93568" calcext:value-type="float">
            <text:p>624.93568</text:p>
          </table:table-cell>
          <table:table-cell table:style-name="ce4"/>
        </table:table-row>
        <table:table-row table:style-name="ro1">
          <table:table-cell office:value-type="string" calcext:value-type="string">
            <text:p>Cума</text:p>
          </table:table-cell>
          <table:table-cell table:formula="of:=SUM([.B53:.B62])" office:value-type="float" office:value="15.08113" calcext:value-type="float">
            <text:p>15.08113</text:p>
          </table:table-cell>
          <table:table-cell table:formula="of:=SUM([.C53:.C62])" office:value-type="float" office:value="42.02723" calcext:value-type="float">
            <text:p>42.02723</text:p>
          </table:table-cell>
          <table:table-cell table:formula="of:=SUM([.D53:.D62])" office:value-type="float" office:value="187.26226" calcext:value-type="float">
            <text:p>187.26226</text:p>
          </table:table-cell>
          <table:table-cell table:formula="of:=SUM([.E53:.E62])" office:value-type="float" office:value="568.07761" calcext:value-type="float">
            <text:p>568.07761</text:p>
          </table:table-cell>
          <table:table-cell table:formula="of:=SUM([.F53:.F62])" office:value-type="float" office:value="328.5654" calcext:value-type="float">
            <text:p>328.5654</text:p>
          </table:table-cell>
          <table:table-cell table:formula="of:=SUM([.G53:.G62])" office:value-type="float" office:value="758.37125" calcext:value-type="float">
            <text:p>758.37125</text:p>
          </table:table-cell>
          <table:table-cell table:formula="of:=SUM([.H53:.H62])" office:value-type="float" office:value="497.85954" calcext:value-type="float">
            <text:p>497.85954</text:p>
          </table:table-cell>
          <table:table-cell table:formula="of:=SUM([.I53:.I62])" office:value-type="float" office:value="567.36224" calcext:value-type="float">
            <text:p>567.36224</text:p>
          </table:table-cell>
          <table:table-cell table:formula="of:=SUM([.J53:.J62])" office:value-type="float" office:value="1937.48545" calcext:value-type="float">
            <text:p>1937.48545</text:p>
          </table:table-cell>
          <table:table-cell table:formula="of:=SUM([.K53:.K62])" office:value-type="float" office:value="1942.74707" calcext:value-type="float">
            <text:p>1942.74707</text:p>
          </table:table-cell>
          <table:table-cell table:style-name="ce4" table:formula="of:=SUM([.B63:.K63]) / 100" office:value-type="float" office:value="68.4483918" calcext:value-type="float">
            <text:p>68.44839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08:25:05.954272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1T13:18:51.607676817</meta:creation-date>
    <dc:date>2020-11-01T11:31:07.113072686</dc:date>
    <meta:editing-duration>PT1H52M4S</meta:editing-duration>
    <meta:editing-cycles>13</meta:editing-cycles>
    <meta:generator>LibreOffice/6.4.6.2$Linux_X86_64 LibreOffice_project/40$Build-2</meta:generator>
    <meta:document-statistic meta:table-count="1" meta:cell-count="328" meta:object-count="0"/>
  </office:meta>
</office:document-meta>
</file>